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ERCADERI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DEN</text:p>
          </table:table-cell>
          <table:table-cell office:value-type="string" table:style-name="ce1">
            <text:p>TIPO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NTENEDORE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MBUSTIBLES LIQUIDO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ETROLEO CRUD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RIVADOS DEL PETROLEO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RGA GENERAL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ERTILIZANTES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ASTRE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AS BUTANO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CEITE VEGETAL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O INGRESO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ZUFRE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IMICOS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AS PROPANO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GAS LICUADO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TERIAL SIDERURGICO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LUBRICANTES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DITIVOS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CEITE MINERAL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OVIMIENTO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OBINAS DE CHAPA DE ACERO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VAGONES DE FERROCARRIL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RIELES DE ACERO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LISTAMIENTO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CERO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FUEL OIL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FAME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BIODIESEL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GAS OIL EURO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VARIAS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GAS OIL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PY GAS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OLVENTE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AQUINARIAS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ATERIAL DE SUBTE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ATERIALES Y REPUESTOS DE MAQUINARIA GENERAL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LAMINAS DE CHAPA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ERFILES DE ACERO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VIGAS DE ACERO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GRUA PORTICO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RODUCTOS SIDERURGICOS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AFTA CATALITICA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GO INFINIA GOHF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NAFTA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NAFTA SUPER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GAS OIL AUTOMOTOR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AFTA PREMIUM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GASOLINA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NAFTA VIRGEN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GAS OIL HF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NAFTA PETROQUIMICA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MAQUINARIAS Y SUS PARTES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NAFTA PODIUM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DIESEL OIL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NAFTA INFINIA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BOBINAS DE ACERO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EQUIPOS HIDRAULICOS Y SUS PARTES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NAFTA REFORMADA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CHAPAS DE ACERO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VAGONES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EQUIPO DE DRAGADO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MATERIAL RADIOACTIVO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UNA GRUA Y SUS PARTES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EQUIPOS DE PERFORACIONES PARA PETROLEO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GAS OIL INFINIA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NAFTA RON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CARGA DE PROYECTO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PLANCHAS ACERO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BOBINAS Y PERFILES DE ACERO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RENA DE CERAMICA Y GRUA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PERFILES Y RIELES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CEITE PETROLEO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METHANOL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GAS OIL ULSD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CERAMICA PROPPANT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NAFTA JET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IFO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CORTE AROMATICO LIVIANO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ULSD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LUBE OILS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VGO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BASE STOCK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METANOL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OMBUSTIBLE DE AVIASION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INFINIA DIESEL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JP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JET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GOHF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AVGAS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RON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LMSGO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LSMGO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GO PPM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BULTOS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ARENA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GOA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CBO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DIESEL V POWER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NAFTA V POWER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COMPUESTO ALTO OCTANO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RESIDUO RN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DIESEL PODIUM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GASOLINA RON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ACEITE BASE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XHVI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table:number-columns-repeated="16383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STAR CRUDO</text:p>
          </table:table-cell>
          <table:table-cell table:number-columns-repeated="16382"/>
        </table:table-row>
        <table:table-row table:number-rows-repeated="1048469" table:style-name="ro1">
          <table:table-cell table:number-columns-repeated="16384"/>
        </table:table-row>
      </table:table>
      <table:named-expressions>
        <table:named-range table:name="MERCADERIAS" table:cell-range-address="MERCADERIAS.$A$1:MERCADERIAS.$B$107" table:base-cell-address="MERCADERIA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7:35Z</meta:creation-date>
    <dc:date>2019-12-12T00:54:14Z</dc:date>
  </office:meta>
</office:document-meta>
</file>